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ities.selectChildren( XmlObject parent , Class &lt; T &gt; child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ities.parseSchema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ities.parseWSDL( String wsdl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ities.parseWSDL( File wsd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ities.findtSchemaDocument( Schema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tilities.parseWSDL( URL wsd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ities.parseWSDL( InputStream wsdl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